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quot" svg:font-family="quot" style:font-family-generic="system" svg:panose-1="2 11 6 4 2 2 2 2 2 4"/>
    <style:font-face style:name="Verdana, Geneva, sans-serif" svg:font-family="Verdana, Geneva, sans-serif" style:font-family-generic="system" svg:panose-1="2 11 6 4 2 2 2 2 2 4"/>
    <style:font-face style:name="Open Sans" svg:font-family="Open Sans" style:font-family-generic="swiss" style:font-pitch="variable" svg:panose-1="2 11 6 6 3 5 4 2 2 4"/>
    <style:font-face style:name="Montserrat, sans-serif" svg:font-family="Montserrat, sans-serif" style:font-family-generic="system" svg:panose-1="2 11 6 4 2 2 2 2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quot" fo:font-weight="normal" style:font-weight-asian="normal" style:font-weight-complex="normal" fo:color="#333333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quot" fo:font-weight="normal" style:font-weight-asian="normal" style:font-weight-complex="normal" fo:color="#333333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Textbody" style:family="paragraph">
      <style:text-properties style:font-name="quot" fo:color="#333333"/>
    </style:style>
    <style:style style:name="P5" style:parent-style-name="Textbody" style:family="paragraph">
      <style:paragraph-properties fo:margin-bottom="0.1041in" style:line-height-at-least="0.2187in"/>
    </style:style>
    <style:style style:name="T6" style:parent-style-name="StrongEmphasis" style:family="text">
      <style:text-properties style:font-name="quot" fo:color="#333333" fo:font-size="10.5pt" style:font-size-asian="10.5pt"/>
    </style:style>
    <style:style style:name="P7" style:parent-style-name="Textbody" style:family="paragraph">
      <style:paragraph-properties fo:margin-bottom="0.1041in" style:line-height-at-least="0.2187in"/>
    </style:style>
    <style:style style:name="P8" style:parent-style-name="Textbody" style:family="paragraph">
      <style:paragraph-properties fo:text-align="justify" fo:margin-bottom="0.1041in" style:line-height-at-least="0.2187in"/>
      <style:text-properties style:font-name="quot" fo:color="#333333" fo:font-size="10.5pt" style:font-size-asian="10.5pt"/>
    </style:style>
    <style:style style:name="P9" style:parent-style-name="Textbody" style:family="paragraph">
      <style:paragraph-properties fo:text-align="justify" fo:margin-bottom="0.1041in" style:line-height-at-least="0.2187in"/>
      <style:text-properties style:font-name="quot" fo:color="#333333" fo:font-size="10.5pt" style:font-size-asian="10.5pt"/>
    </style:style>
    <style:style style:name="P10" style:parent-style-name="Textbody" style:family="paragraph">
      <style:paragraph-properties fo:text-align="justify" fo:margin-bottom="0.1041in" style:line-height-at-least="0.2187in"/>
      <style:text-properties style:font-name="quot" fo:color="#333333" fo:font-size="10.5pt" style:font-size-asian="10.5pt"/>
    </style:style>
    <style:style style:name="P11" style:parent-style-name="Textbody" style:family="paragraph">
      <style:paragraph-properties fo:text-align="justify" fo:margin-bottom="0.1041in" style:line-height-at-least="0.2187in"/>
      <style:text-properties style:font-name="quot" fo:color="#333333" fo:font-size="10.5pt" style:font-size-asian="10.5pt"/>
    </style:style>
    <style:style style:name="P12" style:parent-style-name="Standard" style:family="paragraph">
      <style:paragraph-properties fo:widows="2" fo:orphans="2"/>
    </style:style>
    <style:style style:name="T13" style:parent-style-name="DefaultParagraphFont" style:family="text">
      <style:text-properties style:font-name="Verdana, Geneva, sans-serif" fo:color="#676767" fo:font-size="10.5pt" style:font-size-asian="10.5pt"/>
    </style:style>
    <style:style style:name="T14" style:parent-style-name="DefaultParagraphFont" style:family="text">
      <style:text-properties style:font-name="Verdana, Geneva, sans-serif" fo:font-weight="bold" style:font-weight-asian="bold" fo:color="#84BEFF" fo:font-size="21pt" style:font-size-asian="21pt"/>
    </style:style>
    <style:style style:name="P15" style:parent-style-name="Textbody" style:family="paragraph">
      <style:paragraph-properties fo:widows="2" fo:orphans="2" fo:margin-bottom="0in"/>
    </style:style>
    <style:style style:name="T16" style:parent-style-name="StrongEmphasis" style:family="text">
      <style:text-properties style:font-name="Verdana, Geneva, sans-serif" fo:color="#676767" fo:font-size="10.5pt" style:font-size-asian="10.5pt"/>
    </style:style>
    <style:style style:name="T17" style:parent-style-name="DefaultParagraphFont" style:family="text">
      <style:text-properties style:font-name="Verdana, Geneva, sans-serif" fo:color="#676767" fo:font-size="10.5pt" style:font-size-asian="10.5pt"/>
    </style:style>
    <style:style style:name="T18" style:parent-style-name="DefaultParagraphFont" style:family="text">
      <style:text-properties style:font-name="Open Sans" fo:color="#444444"/>
    </style:style>
    <style:style style:name="P19" style:parent-style-name="Heading2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T27" style:parent-style-name="DefaultParagraphFont" style:family="text">
      <style:text-properties style:font-name="quot" fo:font-weight="normal" style:font-weight-asian="normal" style:font-weight-complex="normal" fo:color="#333333" fo:font-size="16pt" style:font-size-asian="16pt" style:font-size-complex="16pt" style:text-underline-type="single" style:text-underline-style="solid" style:text-underline-width="auto" style:text-underline-mode="continuous"/>
    </style:style>
    <style:style style:name="P28" style:parent-style-name="Textbody" style:family="paragraph">
      <style:text-properties style:font-name="quot" fo:color="#333333"/>
    </style:style>
    <style:style style:name="P29" style:parent-style-name="Textbody" style:family="paragraph">
      <style:paragraph-properties fo:margin-bottom="0.1041in" style:line-height-at-least="0.2187in"/>
    </style:style>
    <style:style style:name="T30" style:parent-style-name="StrongEmphasis" style:family="text">
      <style:text-properties style:font-name="quot" fo:color="#333333" fo:font-size="10.5pt" style:font-size-asian="10.5pt"/>
    </style:style>
    <style:style style:name="P31" style:parent-style-name="Textbody" style:family="paragraph">
      <style:paragraph-properties fo:margin-bottom="0.1041in" style:line-height-at-least="0.2187in"/>
    </style:style>
    <style:style style:name="P32" style:parent-style-name="Textbody" style:family="paragraph">
      <style:paragraph-properties fo:margin-bottom="0.1041in" style:line-height-at-least="0.2187in"/>
      <style:text-properties style:font-name="quot" fo:color="#333333" fo:font-size="10.5pt" style:font-size-asian="10.5pt"/>
    </style:style>
    <style:style style:name="P33" style:parent-style-name="Textbody" style:family="paragraph">
      <style:paragraph-properties fo:margin-bottom="0.1041in" style:line-height-at-least="0.2187in"/>
      <style:text-properties style:font-name="quot" fo:color="#333333" fo:font-size="10.5pt" style:font-size-asian="10.5pt"/>
    </style:style>
    <style:style style:name="P34" style:parent-style-name="Textbody" style:family="paragraph">
      <style:paragraph-properties fo:margin-bottom="0.1041in" style:line-height-at-least="0.2187in"/>
      <style:text-properties style:font-name="quot" fo:color="#333333" fo:font-size="10.5pt" style:font-size-asian="10.5pt"/>
    </style:style>
    <style:style style:name="P35" style:parent-style-name="Textbody" style:family="paragraph">
      <style:paragraph-properties fo:margin-bottom="0.1041in" style:line-height-at-least="0.2187in"/>
      <style:text-properties style:font-name="quot" fo:color="#333333" fo:font-size="10.5pt" style:font-size-asian="10.5pt"/>
    </style:style>
    <style:style style:name="P36" style:parent-style-name="Textbody" style:family="paragraph">
      <style:paragraph-properties fo:margin-bottom="0.1041in" style:line-height-at-least="0.2187in"/>
      <style:text-properties style:font-name="quot" fo:color="#333333" fo:font-size="10.5pt" style:font-size-asian="10.5pt"/>
    </style:style>
    <style:style style:name="P37" style:parent-style-name="Textbody" style:family="paragraph">
      <style:paragraph-properties fo:widows="2" fo:orphans="2" fo:text-align="justify" fo:margin-bottom="0.1041in"/>
      <style:text-properties style:font-name="Open Sans" fo:color="#444444"/>
    </style:style>
    <style:style style:name="P38" style:parent-style-name="Textbody" style:family="paragraph">
      <style:paragraph-properties fo:widows="2" fo:orphans="2" fo:text-align="justify" fo:margin-bottom="0.1041in"/>
      <style:text-properties style:font-name="Open Sans" fo:color="#444444"/>
    </style:style>
    <style:style style:name="P39" style:parent-style-name="Textbody" style:family="paragraph">
      <style:paragraph-properties fo:widows="2" fo:orphans="2" fo:text-align="justify" fo:margin-bottom="0.1041in"/>
      <style:text-properties style:font-name="Open Sans" fo:color="#444444"/>
    </style:style>
    <style:style style:name="P40" style:parent-style-name="Textbody" style:family="paragraph">
      <style:paragraph-properties fo:widows="2" fo:orphans="2" fo:text-align="justify" fo:margin-bottom="0in"/>
    </style:style>
    <style:style style:name="T41" style:parent-style-name="DefaultParagraphFont" style:family="text">
      <style:text-properties style:font-name="Open Sans" fo:color="#444444"/>
    </style:style>
    <style:style style:name="T42" style:parent-style-name="StrongEmphasis" style:family="text">
      <style:text-properties style:font-name="Open Sans" fo:color="#444444"/>
    </style:style>
    <style:style style:name="T43" style:parent-style-name="DefaultParagraphFont" style:family="text">
      <style:text-properties style:font-name="Open Sans" fo:color="#444444"/>
    </style:style>
    <style:style style:name="P44" style:parent-style-name="Textbody" style:family="paragraph">
      <style:paragraph-properties fo:widows="2" fo:orphans="2" fo:text-align="justify" fo:margin-bottom="0in"/>
    </style:style>
    <style:style style:name="T45" style:parent-style-name="DefaultParagraphFont" style:family="text">
      <style:text-properties style:font-name="Open Sans" fo:color="#444444"/>
    </style:style>
    <style:style style:name="P46" style:parent-style-name="Heading3" style:family="paragraph">
      <style:paragraph-properties fo:margin-top="0in" fo:line-height="140%" fo:margin-right="0.2083in"/>
    </style:style>
    <style:style style:name="T47" style:parent-style-name="DefaultParagraphFont" style:family="text">
      <style:text-properties style:font-name="Montserrat, sans-serif" fo:color="#A72193" fo:font-size="15pt" style:font-size-asian="15pt"/>
    </style:style>
    <style:style style:name="P48" style:parent-style-name="Heading3" style:family="paragraph">
      <style:paragraph-properties fo:margin-top="0in" fo:line-height="140%" fo:margin-right="0.2083in"/>
      <style:text-properties style:font-name="Montserrat, sans-serif" fo:font-weight="bold" style:font-weight-asian="bold" fo:color="#A72193" fo:font-size="15pt" style:font-size-asian="15pt"/>
    </style:style>
    <style:style style:name="P49" style:parent-style-name="Heading3" style:family="paragraph">
      <style:paragraph-properties fo:margin-top="0in" fo:line-height="140%" fo:margin-right="0.2083in"/>
    </style:style>
    <style:style style:name="T50" style:parent-style-name="DefaultParagraphFont" style:family="text">
      <style:text-properties style:font-name="Montserrat, sans-serif" fo:color="#A72193" fo:font-size="15pt" style:font-size-asian="15pt"/>
    </style:style>
    <style:style style:name="P51" style:parent-style-name="Textbody" style:family="paragraph">
      <style:paragraph-properties fo:text-align="justify" fo:margin-bottom="0in" fo:margin-left="0.2083in" fo:margin-right="0.2083in">
        <style:tab-stops/>
      </style:paragraph-properties>
    </style:style>
    <style:style style:name="T52" style:parent-style-name="DefaultParagraphFont" style:family="text">
      <style:text-properties fo:font-size="14pt" style:font-size-asian="14pt"/>
    </style:style>
    <style:style style:name="T53" style:parent-style-name="StrongEmphasis" style:family="text">
      <style:text-properties fo:font-size="14pt" style:font-size-asian="14pt"/>
    </style:style>
    <style:style style:name="T54" style:parent-style-name="DefaultParagraphFont" style:family="text">
      <style:text-properties fo:font-size="14pt" style:font-size-asian="14pt"/>
    </style:style>
    <style:style style:name="P55" style:parent-style-name="Standard" style:family="paragraph">
      <style:paragraph-properties fo:text-align="justify" fo:margin-left="0.2083in" fo:margin-right="0.2083in">
        <style:tab-stops/>
      </style:paragraph-properties>
    </style:style>
    <style:style style:name="T56" style:parent-style-name="DefaultParagraphFont" style:family="text">
      <style:text-properties fo:font-size="14pt" style:font-size-asian="14pt"/>
    </style:style>
    <style:style style:name="T57" style:parent-style-name="StrongEmphasis" style:family="text">
      <style:text-properties fo:font-size="14pt" style:font-size-asian="14pt"/>
    </style:style>
    <style:style style:name="T58" style:parent-style-name="DefaultParagraphFont" style:family="text">
      <style:text-properties fo:font-size="14pt" style:font-size-asian="14pt"/>
    </style:style>
    <style:style style:name="T59" style:parent-style-name="DefaultParagraphFont" style:family="text">
      <style:text-properties style:font-name="Open Sans" fo:color="#444444"/>
    </style:style>
    <style:style style:name="P60" style:parent-style-name="Standard" style:family="paragraph">
      <style:paragraph-properties fo:text-align="justify" fo:margin-left="0.2083in" fo:margin-right="0.2083in">
        <style:tab-stops/>
      </style:paragraph-properties>
      <style:text-properties style:font-name="Open Sans" fo:color="#444444"/>
    </style:style>
    <style:style style:name="P61" style:parent-style-name="Standard" style:family="paragraph">
      <style:paragraph-properties fo:text-align="justify" fo:margin-left="0.2083in" fo:margin-right="0.2083in">
        <style:tab-stops/>
      </style:paragraph-properties>
      <style:text-properties style:font-name="Open Sans" fo:color="#444444"/>
    </style:style>
    <style:style style:name="P62" style:parent-style-name="Standard" style:family="paragraph">
      <style:paragraph-properties fo:text-align="justify" fo:margin-left="0.2083in" fo:margin-right="0.2083in">
        <style:tab-stops/>
      </style:paragraph-properties>
      <style:text-properties style:font-name="Open Sans" fo:color="#444444"/>
    </style:style>
    <style:style style:name="P63" style:parent-style-name="Standard" style:family="paragraph">
      <style:paragraph-properties fo:text-align="justify" fo:margin-left="0.2083in" fo:margin-right="0.2083in">
        <style:tab-stops/>
      </style:paragraph-properties>
      <style:text-properties style:font-name="Open Sans" fo:color="#444444"/>
    </style:style>
    <style:style style:name="P64" style:parent-style-name="Standard" style:family="paragraph">
      <style:paragraph-properties fo:text-align="justify" fo:margin-left="0.2083in" fo:margin-right="0.2083in">
        <style:tab-stops/>
      </style:paragraph-properties>
      <style:text-properties style:font-name="Open Sans" fo:color="#444444"/>
    </style:style>
    <style:style style:name="P65" style:parent-style-name="Standard" style:family="paragraph">
      <style:paragraph-properties fo:text-align="justify" fo:margin-left="0.2083in" fo:margin-right="0.2083in">
        <style:tab-stops/>
      </style:paragraph-properties>
    </style:style>
    <style:style style:name="P66" style:parent-style-name="Standard" style:family="paragraph">
      <style:paragraph-properties fo:widows="2" fo:orphans="2" fo:text-align="justify"/>
      <style:text-properties style:font-name="Arial" fo:font-weight="bold" style:font-weight-asian="bold" style:font-weight-complex="bold" fo:color="#555555" fo:font-size="10pt" style:font-size-asian="10pt" style:font-size-complex="10pt"/>
    </style:style>
    <style:style style:name="P67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68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69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70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71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72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73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74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75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76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77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78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79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80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81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82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  <style:style style:name="P83" style:parent-style-name="Standard" style:family="paragraph">
      <style:paragraph-properties fo:widows="2" fo:orphans="2" fo:text-align="justify"/>
      <style:text-properties style:font-name="Arial" fo:color="#555555" fo:font-size="9pt" style:font-size-asian="9pt"/>
    </style:style>
  </office:automatic-styles>
  <office:body>
    <office:text text:use-soft-page-breaks="true">
      <text:p text:style-name="P1">Somos una empresa, con mas de 15 años de experiencia, especialistas en la realización de servicios de mantenimientos, limpiezas , jardínes , piscinas , abrillantado, limpiezas de cristales , servicios de conserjería , tratamientos fitosanitarios ,pintura de interior, desbroce, limpiezas de chicles,etc.</text:p>
      <text:p text:style-name="Standard"><text:s/>Adaptándonos a nuestros clientes en sus necesidades. Para ello contamos con la formación de nuestro personal,medios e instalaciones para poder ejecutar cualquier tipo de trabajo con el mejor de los resultados.</text:p>
      <text:p text:style-name="Standard">Aportando documentación grafica del antes y el después de cada trabajo si así lo desea el cliente.</text:p>
      <text:p text:style-name="Standard">Concertamos una cita con el cliente. Uno de nuestros supervisores visitará las instalaciones, y después de conocer los trabajos que se quieren realizar, se procederá a evaluar los mismos, comentando la viabilidad de los trabajos, y proponiendo posibles mejoras, al final se realizará el presupuesto siempre con nuestras mejores marcas comerciales y respetando el medio ambiente.</text:p>
      <text:p text:style-name="Standard">En éste se detallan con exactitud todos los trabajos a realizar.</text:p>
      <text:p text:style-name="Standard">El contrato llevará siempre nuestro número de cuenta dónde se efectuarán todos los pagos.</text:p>
      <text:p text:style-name="Standard">Todos los trabajos serán supervisados bajo la estricta presencia del personal cualificado de COZVILLSERVICES, que actuará como jefe de zona y se encargará de organizar los trabajos, gestionar los pedidos de materiales, así como de solventar cualquier incidencia que pudiese surgir, será el que controle y vigile el correcto funcionamiento de los trabajos para que se cumplan los niveles de calidad exigidos.</text:p>
      <text:p text:style-name="Standard">Desde COZVILLSERVICES decirles que nos encanta nuestro trabajo, hacer cosas innovadoras y tener los mejores resultados, porque para nosotros su satisfacción es nuestro compromiso.</text:p>
      <text:h text:style-name="Heading2" text:outline-level="2"><text:span text:style-name="T2">S</text:span><text:span text:style-name="T3">ervicios</text:span></text:h>
      <text:p text:style-name="P4"/>
      <text:p text:style-name="P5"><text:span text:style-name="T6">Somos tu empresa especializada en coordinar servicios.</text:span></text:p>
      <text:p text:style-name="P7"/>
      <text:p text:style-name="P8">Nuestra empresa, le ofrece una solución multiservicio capaz de dar respuestas a las necesidades de su hogar, empresa o comunidad. Somos un gran equipo donde encontrará la mejor solución tanto técnica como económica. Disponemos de una gran variedad de soluciones que seguro le convencerán.</text:p>
      <text:p text:style-name="P9">Somos rápidos en darle una respuesta con un presupuesto ajustado y económico</text:p>
      <text:p text:style-name="P10">Tanto en el transcurso de los servicios contratados como al finalizar, pondremos todos<text:s/>los medios necesarios para dejar en perfectas condiciones las zonas de trabajo.</text:p>
      <text:p text:style-name="P11">Nuestros clientes satisfechos avalan la dedicación a sus necesidades.</text:p>
      <text:p text:style-name="Standard">Ofrecemos servicios de limpieza, mantenimiento, jardinería, piscinas, abrillantado y pulimentación, limpieza de cristales, servicios de conserjería, tratamientos fisiosanitarios.pintura de interior, desbroce, limpieza de chicles,etc.</text:p>
      <text:p text:style-name="Standard"/>
      <text:p text:style-name="Standard">PISCINAS</text:p>
      <text:p text:style-name="Standard"/>
      <text:p text:style-name="Standard"/>
      <text:p text:style-name="P12"><text:span text:style-name="T13">¿Está buscando un profesional de confianza, competente y flexible para que limpie y ponga a punto su piscina ? No se preocupe, estamos a su servicio. Nuestro personal cualificado mantendrá su piscina en perfecto estado, tanto en verano como en invierno.</text:span></text:p>
      <text:soft-page-break/>
      <text:h text:style-name="Heading1" text:outline-level="1"><text:span text:style-name="T14">"LA CALIDAD DEL AGUA ES NUESTRA PRIORIDAD"</text:span></text:h>
      <text:p text:style-name="P15"><text:span text:style-name="T16">COZVILLSERVICES<text:s/></text:span><text:span text:style-name="T17">se ocupará del mantenimiento de sus piscinas ya sean de uso privado o comunitario, de pequeño o gran tamaño. Le garantizamos siempre la mayor calidad del agua en su piscina y una limpieza impecable, tanto de la piscina como de su entorno.<text:s/></text:span><text:span text:style-name="T18">Nuestro mayor reto y logro personal es la satisfacción del cliente.</text:span></text:p>
      <text:p text:style-name="Standard"/>
      <text:h text:style-name="P19" text:outline-level="2">Mantenimientos</text:h>
      <text:p text:style-name="P20"/>
      <text:p text:style-name="P21"/>
      <text:p text:style-name="P22">Sabemos la cantidad de trabajos que nesecitan en sus instalaciones. Estamos capacitados para el mantenimiento, sistemas eléctricos y de iluminación, sustitución de bombines y cerraduras, señalización de accesos, engrase de bisagras,matenimiento de fontanería, mantenimiento, repaso y desconchones de pintura en zonas comunes, manteniento de zonas ajardinadas, mantenimiento de suelos, limpieza de instalaciones, ( comunidades,vivendas,,, ) , limpiezas de cristales, limpiezas de colchones, sofás y conservación general,etc.</text:p>
      <text:p text:style-name="Standard"/>
      <text:p text:style-name="Standard"/>
      <text:p text:style-name="P23">Limpieza de chicles</text:p>
      <text:p text:style-name="P24"/>
      <text:p text:style-name="P25">Esta acción de arrojar los chicles a la calle se produce decenas de miles de veces todos los días, provocando un salpicado de lunares de goma en instalaciones.</text:p>
      <text:p text:style-name="P26">Cuando no se pegan a los zapatos y se convierten en un suplicio para poder despegarlos, quedan contaminado nuestras urbanizaciones; para luchar contra éste problema llámenos.</text:p>
      <text:p text:style-name="Standard"/>
      <text:p text:style-name="Standard"/>
      <text:h text:style-name="Heading2" text:outline-level="2"><text:span text:style-name="T27">Limpieza</text:span></text:h>
      <text:p text:style-name="P28"/>
      <text:p text:style-name="P29"><text:span text:style-name="T30">La limpieza y desinfección en el lugar de trabajo,vivienda... varían dependiendo de las necesidades de los clientes.</text:span></text:p>
      <text:p text:style-name="P31"/>
      <text:p text:style-name="P32">Por eso seleccionamos a las personas asignándolas al perfil que más se adecua de entre nuestros clientes, de tal manera que se incorpore a su espacio de trabajo como un elemento más.</text:p>
      <text:p text:style-name="P33">Si varía su ocupación en función de la temporada, si tiene picos horarios de afluencia de clientela, si teme cargarse con costes fijos, somos su solución, pídanos presupuesto sin compromiso.</text:p>
      <text:p text:style-name="P34">En COZVILLSERVICES somos conscientes de la contribución de la limpieza a la buena imagen de las instalaciones en general, por lo que no nos limitamos a limpiar sino que además ponemos a disposición de nuestros clientes tratamientos específicos que protegen y embellecen las superficies.</text:p>
      <text:soft-page-break/>
      <text:p text:style-name="P35">En nuestra empresa trabajamos con primeras marcas y siendo respetuosos con el medio ambiente.</text:p>
      <text:p text:style-name="P36">Nuestro mayor logro y reto personaol es la satisfacción de nuestros clientes.</text:p>
      <text:p text:style-name="Standard"/>
      <text:p text:style-name="P37">JARDINERIA</text:p>
      <text:p text:style-name="P38"/>
      <text:p text:style-name="P39">En COZVILLSERVICES Somos una empresa de servicios integrales de jardinería para comunidades, fincas, casas privadas,oficinas,etc... que cuenta con un equipo de profesionales de excelente cualificación y preparación. Los materiales con los que trabajamos son de alta calidad y numerosas marcas para cubrir todas las necesidades que puedan tener los jardines. Lo primordial y más importante para la realización del servicio es el consumo responsable de energía y de agua, algo sobre lo que estamos especialmente concienciados, usando dispositivos responsables con el medio ambiente.</text:p>
      <text:p text:style-name="P40"><text:span text:style-name="T41">La finalidad de COZVILLSERVICES es cuidar los espacios abiertos del jardín, especialmente enfocándonos en los detalles y el manteniendo de toda la zona del jardín, lográndolo gracias al equipo humano con que cuenta la empresa. Nuestros trabajadores en jardinería son personas especializadas y con mucha experiencia en el<text:s/></text:span><text:span text:style-name="T42">cuidado y mantenimiento de jardines</text:span><text:span text:style-name="T43">, muy preparados en el manejo de la las maquinarias más avanzadas para la satisfactoria realización de este trabajo, garantizando el mejor servicio.</text:span></text:p>
      <text:p text:style-name="P44"><text:span text:style-name="T45">Nuestro mayor reto y logro personal es la satisfacción del cliente.</text:span></text:p>
      <text:p text:style-name="Standard"/>
      <text:h text:style-name="P46" text:outline-level="3"><text:span text:style-name="T47">Limpieza de cristales</text:span></text:h>
      <text:h text:style-name="P48" text:outline-level="3"/>
      <text:h text:style-name="P49" text:outline-level="3"><text:span text:style-name="T50">cozvillservices le ofrece la limpieza de cristales de su hogar para que dedique el tiempo a lo que más le guste.</text:span></text:h>
      <text:p text:style-name="P51"><text:span text:style-name="T52">Le ofrecemos un</text:span><text:span text:style-name="T53"><text:s/>presupuesto en persona sin ningún compromiso y de forma totalmente gratuita.<text:s/></text:span><text:span text:style-name="T54">Nuestro agente se desplazará a su domicilio y le indicará cual es la mejor solución para limpiar desde un cristal hasta toda la casa.</text:span></text:p>
      <text:p text:style-name="P55"><text:span text:style-name="T56">La limpieza profesional que le ofrecemos incluye la<text:s/></text:span><text:span text:style-name="T57">limpieza de cristales, carriles y marcos de aluminio</text:span><text:span text:style-name="T58">. Con nuestro sistema de limpieza profesional no quedan marcas de trapo ni ningún microfilm en la superficie, lo que consigue que la limpieza de sus cristales dure mucho más tiempo.<text:s/></text:span><text:span text:style-name="T59">Nuestro mayor reto y logro personal es la satisfacción del cliente.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Standard"/>
      <text:p text:style-name="P66">ABRILLANTADOS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>En cozvilservices sabemos lo importante que es el cuidado de un suelo, con un buen mantenimiento dura mas años y tiene un mejor aspecto, COZVILLSERVICES pone a su disposición el servicio de abrillantado.</text:p>
      <text:p text:style-name="P76"/>
      <text:p text:style-name="P77">Una vez veamos la zona que hay que abrillantar, le orientamos sobre la mejor manera de trabajar</text:p>
      <text:p text:style-name="P78"/>
      <text:p text:style-name="P79">Así podremos abrillantar y dejar el tiempo necesario para reposar el trabajo para una mayor efectividad.</text:p>
      <text:p text:style-name="P80"/>
      <text:p text:style-name="P81">En COZVILLSERVICES utilizamos siempre productos de calidad para que la superficie quede impecable.</text:p>
      <text:p text:style-name="P82"/>
      <text:p text:style-name="P83">COZVILLSERVICES mejora la higiene de todo tipo de suelos, marmolés , granito, etc..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Microsoft YaHei" svg:font-family="Microsoft YaHei" style:font-family-generic="swiss" style:font-pitch="variable" svg:panose-1="2 11 5 3 2 2 4 2 2 4"/>
    <style:font-face style:name="quot" svg:font-family="quot" style:font-family-generic="system" svg:panose-1="2 11 6 4 2 2 2 2 2 4"/>
    <style:font-face style:name="Verdana, Geneva, sans-serif" svg:font-family="Verdana, Geneva, sans-serif" style:font-family-generic="system" svg:panose-1="2 11 6 4 2 2 2 2 2 4"/>
    <style:font-face style:name="Open Sans" svg:font-family="Open Sans" style:font-family-generic="swiss" style:font-pitch="variable" svg:panose-1="2 11 6 6 3 5 4 2 2 4"/>
    <style:font-face style:name="Montserrat, sans-serif" svg:font-family="Montserrat, sans-serif" style:font-family-generic="system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Times New Roman" style:font-name-asian="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esus cozar</meta:initial-creator>
    <dc:creator>Microsoft Office User</dc:creator>
    <meta:creation-date>2020-10-28T00:10:00Z</meta:creation-date>
    <dc:date>2020-10-28T00:10:00Z</dc:date>
    <meta:template xlink:href="Normal.dotm" xlink:type="simple"/>
    <meta:editing-cycles>2</meta:editing-cycles>
    <meta:editing-duration>PT0S</meta:editing-duration>
    <meta:document-statistic meta:page-count="4" meta:paragraph-count="15" meta:word-count="1140" meta:character-count="7628" meta:row-count="54" meta:non-whitespace-character-count="6503"/>
  </office:meta>
</office:document-meta>
</file>